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_heading=h.gjdgxs"/>Reconhecimento de premissas e conclusão</text:h>
      <text:p text:style-name="P1"/>
      <text:p text:style-name="P4"><text:span text:style-name="T1">Nome</text:span><text:span text:style-name="T2">: David Brito Ruas Pardim <text:s text:c="17"/></text:span><text:span text:style-name="T1">Turma: </text:span><text:span text:style-name="T2">INFO-1</text:span></text:p>
      <text:p text:style-name="P1"/>
      <text:p text:style-name="P2"/>
      <text:p text:style-name="P4"><text:span text:style-name="T3">(1) Esteja certo da qualidade do nosso trabalho. Passamos os últimos três meses trabalhando sem descanso nele. </text:span></text:p>
      <text:p text:style-name="P2"/>
      <text:p text:style-name="P4"><text:span text:style-name="T3">Premissa 1: Dedicamos muito ao trabalho, ele deve ter uma boa qualidade.</text:span></text:p>
      <text:p text:style-name="P4"><text:span text:style-name="T3">Premissa 2: <text:s/>Trabalhamos três meses no trabalho, sem descanso.</text:span></text:p>
      <text:p text:style-name="P4"><text:span text:style-name="T3">Conclusão: Logo, o nosso trabalho tem boa qualidade.</text:span></text:p>
      <text:p text:style-name="P2"/>
      <text:p text:style-name="P4"><text:span text:style-name="T3">(2) É um absurdo que o presidente seja a favor de aumentar a idade da aposentadoria, já que ele próprio se aposentou com 33 anos.</text:span></text:p>
      <text:p text:style-name="P2"/>
      <text:p text:style-name="P4"><text:bookmark text:name="_heading=h.30j0zll"/><text:span text:style-name="T3">Premissa 1: O presidente é a favor do aumento da idade da aposentadoria, mesmo tendo se aposentado aos 33 anos.</text:span></text:p>
      <text:p text:style-name="P4"><text:span text:style-name="T3">Premissa 2: O presidente se aposentou com 33 anos.</text:span></text:p>
      <text:p text:style-name="P4"><text:span text:style-name="T3">Conclusão: Logo, é um absurdo que o presidente seja a favor de aumentar a idade de aposentadoria.</text:span></text:p>
      <text:p text:style-name="P2"/>
      <text:p text:style-name="P4"><text:span text:style-name="T3">(3) É ridículo que reclamem da contenção de gastos, o economista John Kenneth Galbraith em pessoa defende que uma apertada política econômica é a melhor cura para a recessão.</text:span></text:p>
      <text:p text:style-name="P2"/>
      <text:p text:style-name="P4"><text:span text:style-name="T3">Premissa 1: É ridículo que reclamem da contenção de gastos se grandes economistas a defendem.</text:span></text:p>
      <text:p text:style-name="P4"><text:span text:style-name="T3">Premissa 2: O economista John Kenneth Galbraith, em pessoa, defende que uma apertada política economica é a melhor cura para a recessão.</text:span></text:p>
      <text:p text:style-name="P4"><text:span text:style-name="T3">Conclusão: Portanto, é ridículo que reclamem da contenção de gastos durante uma recessão.</text:span></text:p>
      <text:p text:style-name="P2"/>
      <text:p text:style-name="P4"><text:span text:style-name="T3">(4) Se não reformar a previdência, vai ter a inflação, o que será muito ruim para o Brasil. Portanto, a reforma da previdência proposta pelo governo tem que passar!</text:span></text:p>
      <text:p text:style-name="P2"/>
      <text:p text:style-name="P4"><text:soft-page-break/><text:span text:style-name="T3">Premissa 1: Se não reformar a previdência, vai ter inflação.</text:span></text:p>
      <text:p text:style-name="P4"><text:span text:style-name="T3">Premissa 2: Inflação será muito ruim para o Brasil.</text:span></text:p>
      <text:p text:style-name="P4"><text:span text:style-name="T3">Conclusão: O Brasil precisa da aprovação da reforma da previdência.</text:span></text:p>
      <text:p text:style-name="P2"/>
      <text:p text:style-name="P4"><text:span text:style-name="T3">(5) </text:span><text:span text:style-name="T4">Se Sócrates tivesse nascido em Estagira, seria grego; Sócrates era grego; logo, Sócrates nasceu em Estagira.</text:span></text:p>
      <text:p text:style-name="P3"/>
      <text:p text:style-name="P4"><text:span text:style-name="T4">Premissa 1: Se Sócrates tivesse nascido em Estagira, seria grego.</text:span></text:p>
      <text:p text:style-name="P4"><text:span text:style-name="T4">Premissa 2: Sócrates era grego.</text:span></text:p>
      <text:p text:style-name="P4"><text:span text:style-name="T4">Conclusão: Sócrates nasceu em Estagira.</text:span></text:p>
      <text:p text:style-name="P3"/>
      <text:p text:style-name="P4"><text:span text:style-name="T4">(6) Já que a teoria da evolução diz que o homem veio do macaco, por que não vemos os macacos <text:s/>evoluindo para homens hoje?</text:span></text:p>
      <text:p text:style-name="P3"/>
      <text:p text:style-name="P4"><text:span text:style-name="T4">Premissa 1: Se a teoria da evolução é verdadeira, os macacos deveriam estar evoluindo para homens.</text:span></text:p>
      <text:p text:style-name="P4"><text:span text:style-name="T4">Premissa 2: Os macacos não estão evoluindo para homens.</text:span></text:p>
      <text:p text:style-name="P4"><text:span text:style-name="T4">Conclusão: A teoria da evolução é falsa.</text:span></text:p>
      <text:p text:style-name="P3"/>
      <text:p text:style-name="P4"><text:span text:style-name="T4">(7) Você percebe que o ateísmo é pernicioso quando observa o quanto ele torna as pessoas perniciosas.</text:span></text:p>
      <text:p text:style-name="P3"/>
      <text:p text:style-name="P4"><text:span text:style-name="T4">Premissa 1: Se o ateísmo torna as pessoas perniciosas logo ele também é pernicioso.</text:span></text:p>
      <text:p text:style-name="P4"><text:span text:style-name="T4">Premissa 2: O ateísmo torna as pessoas perniciosas.</text:span></text:p>
      <text:p text:style-name="P4"><text:span text:style-name="T4">Conclusão: Logo, o ateísmo é pernicioso.</text:span></text:p>
      <text:p text:style-name="P3"/>
      <text:p text:style-name="P4"><text:span text:style-name="T4">(8) O coronavírus não mata tanto. Os números estão sendo manipulados pela mídia.</text:span></text:p>
      <text:p text:style-name="P3"/>
      <text:p text:style-name="P4"><text:span text:style-name="T4">Premissa 1: Se o coronavirus não está matando tanto, os números estão sendo manipulados pela mídia.</text:span></text:p>
      <text:p text:style-name="P4"><text:span text:style-name="T4">Premissa 2: O coronavírus não mata tanto.</text:span></text:p>
      <text:p text:style-name="P4"><text:soft-page-break/><text:span text:style-name="T4">Conclusão: Portanto, a mídia manipula os números de mortos pelo coronavírus.</text:span></text:p>
      <text:p text:style-name="P3"/>
      <text:p text:style-name="P4"><text:span text:style-name="T4">(9) Se Deus fosse bom, onipotente e onisciente, o mal não existiria. Supondo que você não seja cego, é evidente que o mal existe, Logo, está claro que é Deus que não existe.</text:span></text:p>
      <text:p text:style-name="P3"/>
      <text:p text:style-name="P4"><text:span text:style-name="T4">Premissa 1: Se Deus fosse bom, onipotente e onisciente o mal não existiria.</text:span></text:p>
      <text:p text:style-name="P4"><text:span text:style-name="T4">Premissa 2: O mal existe.</text:span></text:p>
      <text:p text:style-name="P4"><text:span text:style-name="T4">Conclusão: Logo, Deus não existe.</text:span></text:p>
      <text:p text:style-name="P3"/>
      <text:p text:style-name="P4"><text:span text:style-name="T4">(10) Os egípcios acreditavam em vida após a morte. Prova disso é a presença constante desse tema nos escritos egípcios encontrados pelos arqueólogos. </text:span></text:p>
      <text:p text:style-name="P3"/>
      <text:p text:style-name="P4"><text:span text:style-name="T4">Premissa 1: Há provas de que os egípcios acreditavam em vida após a morte.</text:span></text:p>
      <text:p text:style-name="P4"><text:span text:style-name="T4">Premissa 2: Arqueólogos encontraram escritos egípcios sobre a vida após a morte.</text:span></text:p>
      <text:p text:style-name="P4"><text:span text:style-name="T4">Conclusão: Logo, os egípcios acreditavam em vida após a m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46:00</meta:creation-date>
    <meta:initial-creator>T-Gamer</meta:initial-creator>
    <meta:document-statistic meta:table-count="0" meta:image-count="0" meta:object-count="0" meta:page-count="3" meta:paragraph-count="42" meta:word-count="566" meta:character-count="3421" meta:non-whitespace-character-count="2876"/>
    <meta:generator>LibreOfficeDev/6.0.5.2$Linux_X86_64 LibreOffice_project/</meta:generator>
  </office:meta>
</office:document-meta>
</file>